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lambdas</text:p>
              </text:list-item>
              <text:list-item>
                <text:p>std::function requires some build-it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struct CounterFtor {</text:p>
            <text:p text:style-name="P4"><text:s text:c="4"/>int counter_ = 0;</text:p>
            <text:p text:style-name="P4"><text:s text:c="4"/>int operator() () { return counter_++; }</text:p>
            <text:p text:style-name="P4">};</text:p>
            <text:p text:style-name="P4"/>
            <text:p text:style-name="P4">using CounterFun = std::function&lt;int()&gt;;</text:p>
            <text:p text:style-name="P4"/>
            <text:p text:style-name="P4">CounterFun f1 = CounterFun{};</text:p>
            <text:p text:style-name="P4">CounterFun f2 = [c=int{}]() mutable { return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using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// default constructed</text:p>
            <text:p text:style-name="P4">assert(!f1); // converted to bool</text:p>
            <text:p text:style-name="P4"/>
            <text:p text:style-name="P4">// will throw std::bad_function_call if called</text:p>
            <text:p text:style-name="P4">// while empty</text:p>
            <text:p text:style-name="P4">f1(x, y); // &lt; -- will throw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continu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assigned function pointer</text:p>
            <text:p text:style-name="P4">Fun f2 = &amp;std::atan2;</text:p>
            <text:p text:style-name="P4">assert(!!f2);</text:p>
            <text:p text:style-name="P4"/>
            <text:p text:style-name="P4">// Can be assigned a functor of any type</text:p>
            <text:p text:style-name="P4">Fun f3 = [](double a, double b) { return a+b; };</text:p>
            <text:p text:style-name="P4">Fun f4 = std::bind(&amp;len3, 0.0, _1, _2);</text:p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continu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cleared by assigning nullptr</text:p>
            <text:p text:style-name="P4">f2 = nullptr;</text:p>
            <text:p text:style-name="P4">assert(!f2);</text:p>
            <text:p text:style-name="P4"/>
            <text:p text:style-name="P4">// type of the stored functor can be queried</text:p>
            <text:p text:style-name="P4">// TODO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6T16:11:54.705935267</dc:date>
    <meta:editing-duration>PT42M1S</meta:editing-duration>
    <meta:editing-cycles>8</meta:editing-cycles>
    <meta:generator>LibreOffice/5.1.4.2$Linux_X86_64 LibreOffice_project/10m0$Build-2</meta:generator>
    <meta:document-statistic meta:object-count="50"/>
  </office:meta>
</office:document-meta>
</file>